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Simulação de Redes de Computadores</text:p>
      <text:p text:style-name="Standard"/>
      <text:p text:style-name="Standard">Em computação, é comum, ao realizar algo, partir para uma simulação de algo para verificar determinados problemas ou situações, a fim de prevenir o que acontece quando usuários forem usufruir do sistema ou equipamento criado.</text:p>
      <text:p text:style-name="Standard"/>
      <text:p text:style-name="Standard">Mas o que realmente é simular? Segundo o dicionário Aurélio, em sua versão on-line , simular algo consiste em utilizar-se de técnicas para imitar o funcionamento de qualquer tipo de processo ou operação de algo do mundo real.</text:p>
      <text:p text:style-name="Standard"/>
      <text:p text:style-name="Standard">Podemos, assim, entender que simular algo é compreender um processo e não apenas construir algo; assim, devemos descrever o comportamento de algo, construir teoria e hipóteses e utilizarmos de modelos para prever o que poderá acontecer de bom ou ruim em algo.</text:p>
      <text:p text:style-name="Standard"/>
      <text:p text:style-name="Standard">Em redes, como funciona a simulação? Qual a importância desses simuladores no mundo acadêmico? Existem algumas ferramentas que simulam e emulam equipamentos de redes reais e, hoje, existem muitos dispositivos de redes de vários segmentos. Sem os simuladores, fica um tanto quanto complicado o aprendizado, já que ter todos os equipamentos disponíveis para estudo é muito difícil.</text:p>
      <text:p text:style-name="Standard"/>
      <text:p text:style-name="Standard">Qual a importância dos simuladores para os profissionais? Podemos dizer que faz toda a diferença. Podemos utilizar os simuladores para verificar se precisamos realizar mudança em projetos, melhorias ou, ainda, para implantar um novo projeto, além de minimizar impactos que possam ocorrer ao serem implementar novas configurações em equipamentos presentes na rede.</text:p>
      <text:p text:style-name="Standard"/>
      <text:p text:style-name="Standard">Como dito, há diversos simuladores, porém iremos trabalhar com o simulador da cisco, o conhecido Packet Tracer . Ele é um simulador famoso, principalmente para quem está iniciando na área. Esse simulador vem com diversas ferramentas e equipamentos nos quais podemos realizar configurações. O software possui grande usabilidade e podemos clicar e arrastar o que quisermos adicionar. Podemos verificar isso assistindo os vídeos: &lt; https://www.youtube.com/watch?v=ruxI0VPbZsc&amp;t=7s &gt; e &lt; https://www.youtube.com/watch?v=3XMpX3QTYsQ &gt;. Vamos lá?</text:p>
      <text:p text:style-name="Standard"/>
      <text:p text:style-name="Standard">Para realizar o download do Packet Tracer, você deve acessar o site &lt; https://www.netacad.com/group/offerings/packet-tracer/ &gt; e selecionar a versão indicada para o seu sistema operacional.</text:p>
      <text:p text:style-name="Standard">Vamos Praticar</text:p>
      <text:p text:style-name="Standard"/>
      <text:p text:style-name="Standard">Vamos colocar os conhecimentos adquiridos em prática? Analisemos, assim, o nosso case abaixo.</text:p>
      <text:p text:style-name="Standard"/>
      <text:p text:style-name="Standard">“A Empresa Mega Software está iniciando suas atividades e deseja realizar um plano para dispor os equipamentos que irão compor a empresa. O ambiente terá 15 computadores, 3 tablets e 2 smartphones e 1 impressora”.</text:p>
      <text:p text:style-name="Standard"/>
      <text:p text:style-name="Standard">Você irá utilizar o Packet Tracer da Cisco para simular a rede desta empresa. Porém, há algumas tratativas a serem consideradas. Sendo implantada em um ambiente real, esta rede estará disposta em dois ambientes, sendo que um ambiente suporta somente 9 computadores e, consequentemente, o outro 6 computadores. O restante dos equipamentos pode ser distribuído aleatoriamente nos ambientes. A configuração deve ser realizada de forma manual, ou seja, para cada dispositivo, deve ser aplicado um endereço de IP. A ideia final é que as redes se comuniquem e possam realizar o compartilhamento de informações.</text:p>
      <text:p text:style-name="Standard"/>
      <text:p text:style-name="Standard"><text:soft-page-break/>Ao final de seu projeto, você deverá salvar o seu trabalho com a extensão .pkt e postar no fórum de sua seçã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9:28:57.235074474</meta:creation-date>
    <dc:date>2022-04-19T19:53:32.019619565</dc:date>
    <meta:editing-duration>PT24M30S</meta:editing-duration>
    <meta:editing-cycles>11</meta:editing-cycles>
    <meta:generator>LibreOffice/7.2.6.2$Linux_X86_64 LibreOffice_project/20$Build-2</meta:generator>
    <meta:document-statistic meta:table-count="0" meta:image-count="0" meta:object-count="0" meta:page-count="2" meta:paragraph-count="13" meta:word-count="492" meta:character-count="3248" meta:non-whitespace-character-count="2769"/>
  </office:meta>
</office:document-meta>
</file>